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f3be6" officeooo:paragraph-rsid="000f3be6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d-boards.com/PiCluster</text:p>
      <text:p text:style-name="P1"/>
      <text:p text:style-name="P1">land-boards.com/PiCluster</text:p>
      <text:p text:style-name="P1"/>
      <text:p text:style-name="P1">land-boards.com/PiCluster</text:p>
      <text:p text:style-name="P1"/>
      <text:p text:style-name="P1">land-boards.com/PiCluster</text:p>
      <text:p text:style-name="P1"/>
      <text:p text:style-name="P1">land-boards.com/PiCluster</text:p>
      <text:p text:style-name="P1"/>
      <text:p text:style-name="P1">land-boards.com/PiClu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42:55.129000000</meta:creation-date>
    <dc:date>2016-10-14T13:44:55.705000000</dc:date>
    <meta:editing-duration>PT2M4S</meta:editing-duration>
    <meta:editing-cycles>1</meta:editing-cycles>
    <meta:document-statistic meta:table-count="0" meta:image-count="0" meta:object-count="0" meta:page-count="1" meta:paragraph-count="6" meta:word-count="6" meta:character-count="150" meta:non-whitespace-character-count="150"/>
    <meta:generator>LibreOffice/5.0.4.2$Windows_x86 LibreOffice_project/2b9802c1994aa0b7dc6079e128979269cf95bc78</meta:generator>
  </office:meta>
</office:document-meta>
</file>